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'Times New Roman MSFontService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 fo:line-height="108%"/>
    </style:style>
    <style:style style:name="P2" style:family="paragraph" style:parent-style-name="Standard">
      <style:paragraph-properties fo:margin-top="0in" fo:margin-bottom="0.111in" loext:contextual-spacing="false" fo:line-height="108%"/>
      <style:text-properties style:font-name="Times New Roman" fo:font-size="12pt" fo:language="en" fo:country="US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4" style:family="paragraph" style:parent-style-name="Text_20_body">
      <style:paragraph-properties fo:margin-top="0in" fo:margin-bottom="0.111in" loext:contextual-spacing="false" fo:line-height="108%"/>
      <style:text-properties fo:font-variant="normal" fo:text-transform="none" fo:language="hu" fo:country="HU" fo:font-style="normal" fo:font-weight="normal" officeooo:paragraph-rsid="001daf5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fo:language="hu" fo:country="HU" fo:font-style="normal" fo:font-weight="normal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style:line-height-at-least="0.2917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8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</style:style>
    <style:style style:name="P9" style:family="paragraph" style:parent-style-name="Standard" style:master-page-name="Standard">
      <style:paragraph-properties fo:margin-top="0in" fo:margin-bottom="0.111in" loext:contextual-spacing="false" fo:line-height="108%" style:page-number="auto"/>
      <style:text-properties style:font-name="Times New Roman" fo:font-size="12pt" fo:language="hu" fo:country="HU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2083in" fo:text-align="start" style:justify-single-word="false" fo:text-indent="0in" style:auto-text-indent="false" fo:background-color="transparent" fo:padding="0in" fo:border="none"/>
      <style:text-properties fo:font-variant="normal" fo:text-transform="none" style:font-name="Times New Roman1" fo:font-size="12pt" fo:language="hu" fo:country="HU" fo:font-style="normal" fo:font-weight="normal"/>
    </style:style>
    <style:style style:name="T1" style:family="text">
      <style:text-properties style:font-name="Times New Roman" fo:font-size="12pt" fo:language="hu" fo:country="HU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2" style:family="text">
      <style:text-properties style:font-name="Times New Roman" fo:font-size="12pt" fo:language="hu" fo:country="HU" fo:font-style="normal" fo:font-weight="normal" officeooo:rsid="001daf5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3" style:family="text">
      <style:text-properties style:font-name="Times New Roman" fo:font-size="12pt" fo:language="hu" fo:country="HU" fo:font-style="normal" fo:font-weight="bold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4" style:family="text">
      <style:text-properties style:font-name="Times New Roman" fo:font-size="12pt" fo:language="hu" fo:country="HU" fo:font-style="normal" fo:font-weight="bold" officeooo:rsid="001daf5e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5" style:family="text">
      <style:text-properties style:font-name="Times New Roman" fo:font-size="12pt" fo:language="hu" fo:country="HU" fo:font-style="normal" fo:font-weight="bold" officeooo:rsid="001e34dc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Times New Roman" fo:font-size="12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8" style:family="text">
      <style:text-properties fo:color="#000000" style:font-name="Times New Roman1" fo:font-size="12pt"/>
    </style:style>
    <style:style style:name="T9" style:family="text">
      <style:text-properties fo:color="#000000" style:font-name="Times New Roman1" fo:font-size="12pt" fo:font-weight="bold"/>
    </style:style>
    <style:style style:name="T10" style:family="text">
      <style:text-properties fo:color="#000000" style:font-name="Times New Roman1" fo:font-size="12pt" fo:font-weight="bol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1" style:family="text">
      <style:text-properties fo:color="#000000" style:font-name="Times New Roman1" fo:font-size="12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2" style:family="text">
      <style:text-properties style:font-name="Times New Roman1" fo:font-size="12pt"/>
    </style:style>
    <style:style style:name="T13" style:family="text">
      <style:text-properties style:font-name="Times New Roman1" fo:font-size="12pt" fo:font-weight="bold"/>
    </style:style>
    <style:style style:name="T14" style:family="text">
      <style:text-properties fo:font-variant="normal" fo:text-transform="none" style:font-name="Times New Roman1" fo:font-size="12pt" fo:language="hu" fo:country="HU" fo:font-style="normal" fo:font-weight="bold"/>
    </style:style>
    <style:style style:name="T15" style:family="text">
      <style:text-properties fo:font-variant="normal" fo:text-transform="none" style:font-name="Times New Roman1" fo:font-size="12pt" fo:language="hu" fo:country="HU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mzeti Egyetemi Kosárlabda Bajnokság, [onshow.gendergroup] csoport, [onshow.roundofplay]. forduló</text:p>
      <text:p text:style-name="P2"/>
      <text:p text:style-name="P1"><text:span text:style-name="T3">[onshow.hometeam] – </text:span><text:span text:style-name="T4">[onshow.awayteam]</text:span><text:span text:style-name="T3"> </text:span><text:span text:style-name="T5">[onshow.homescore]</text:span><text:span text:style-name="T3">-</text:span><text:span text:style-name="T5">[onshow.awayscore] </text:span><text:span text:style-name="T3">(</text:span><text:span text:style-name="T5">[onshow.quarterscore]</text:span><text:span text:style-name="T3">)</text:span></text:p>
      <text:p text:style-name="P2"/>
      <text:p text:style-name="P1"><text:span text:style-name="T2">[onshow.city]</text:span><text:span text:style-name="T1">, </text:span><text:span text:style-name="T2">[onshow.court]</text:span><text:span text:style-name="T1">,</text:span><text:span text:style-name="T3"> </text:span><text:span text:style-name="T2">[onshow.fansnum]</text:span><text:span text:style-name="T3"> </text:span><text:span text:style-name="T1">néző. </text:span><text:span text:style-name="T3">V.:</text:span><text:span text:style-name="T1"> </text:span><text:span text:style-name="T2">[onshow.referees]</text:span><text:span text:style-name="T1">.</text:span></text:p>
      <text:p text:style-name="P2"/>
      <text:p text:style-name="P4"><text:span text:style-name="T10">[onshow.hometeam]: </text:span><text:span text:style-name="T11">[onshow.homestarters]. </text:span><text:span text:style-name="T10">Csere:</text:span><text:span text:style-name="T7"> </text:span><text:span text:style-name="T11">[onshow.homebench]. </text:span><text:span text:style-name="T10">Edző: </text:span><text:span text:style-name="T11">[onshow.homecoach].</text:span></text:p>
      <text:p text:style-name="P5"><text:span text:style-name="T9">[onshow.awayteam]:</text:span><text:span text:style-name="T6"> </text:span><text:span text:style-name="T8">[onshow.awaystarters]. </text:span><text:span text:style-name="T9">Csere:</text:span><text:span text:style-name="T6"> </text:span><text:span text:style-name="T8">[onshow.awaybench]. </text:span><text:span text:style-name="T9">Edző: </text:span><text:span text:style-name="T8">[onshow.awaycoach].</text:span></text:p>
      <text:p text:style-name="P6"/>
      <text:p text:style-name="P6"/>
      <text:p text:style-name="P10">Rövid összefoglaló helye</text:p>
      <text:p text:style-name="P7"/>
      <text:p text:style-name="P5"><text:span text:style-name="T13">[onshow.homecoach]: - </text:span><text:span text:style-name="T12">Hazai edző értékelése</text:span></text:p>
      <text:p text:style-name="P8"><text:span text:style-name="T14">[onshow.awaycoach]: - </text:span><text:span text:style-name="T15">Vendég edző értékelés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'Times New Roman MSFontService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hu" fo:country="H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7:32:22</meta:creation-date>
    <meta:initial-creator>Molnár Alex</meta:initial-creator>
    <dc:language>en-US</dc:language>
    <dc:date>2020-01-11T19:53:00.303484874</dc:date>
    <meta:editing-cycles>9</meta:editing-cycles>
    <meta:editing-duration>PT26M47S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43" meta:character-count="572" meta:non-whitespace-character-count="53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